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C0000003E498363EBEE74D53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xml:id="ct44656848" text:id="ct44656848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44656848"/>self.Title()<text:change-end text:change-id="ct44656848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self.getDecis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498363EBEE74D53A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1-24T15:14:18</meta:creation-date>
    <dc:creator>André NUYENS</dc:creator>
    <dc:date>2018-01-11T14:46:48.296540039</dc:date>
    <dc:language>fr-BE</dc:language>
    <meta:editing-cycles>98</meta:editing-cycles>
    <meta:editing-duration>P1DT6H25M23S</meta:editing-duration>
    <meta:document-statistic meta:table-count="2" meta:image-count="1" meta:object-count="0" meta:page-count="1" meta:paragraph-count="6" meta:word-count="7" meta:character-count="46" meta:non-whitespace-character-count="4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